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0pt" style:font-size-asian="10pt" style:font-size-complex="10pt"/>
    </style:style>
    <style:style style:name="P2" style:family="paragraph" style:parent-style-name="Standard">
      <style:paragraph-properties fo:margin-left="0cm" fo:margin-right="0cm" fo:margin-top="0cm" fo:margin-bottom="0.499cm" fo:orphans="2" fo:widows="2" fo:text-indent="0cm" style:auto-text-indent="false" fo:padding="0cm" fo:border="none"/>
      <style:text-properties fo:font-variant="normal" fo:text-transform="none" fo:color="#333333" style:font-name="Arial" fo:font-size="10pt" fo:letter-spacing="normal" fo:font-style="normal" fo:font-weight="bold" style:font-size-asian="10pt" style:font-size-complex="10pt"/>
    </style:style>
    <style:style style:name="P3" style:family="paragraph" style:parent-style-name="Standard">
      <style:paragraph-properties fo:margin-left="0cm" fo:margin-right="0cm" fo:margin-top="0cm" fo:margin-bottom="0.499cm" fo:orphans="2" fo:widows="2" fo:text-indent="0cm" style:auto-text-indent="false" fo:padding="0cm" fo:border="none"/>
      <style:text-properties fo:font-variant="normal" fo:text-transform="none" fo:color="#333333" style:font-name="Arial" fo:font-size="10pt" fo:letter-spacing="normal" fo:font-style="normal" fo:font-weight="normal" style:font-size-asian="10pt" style:font-weight-asian="normal" style:font-size-complex="10pt" style:font-weight-complex="normal"/>
    </style:style>
    <style:style style:name="P4" style:family="paragraph" style:parent-style-name="Text_20_body">
      <style:paragraph-properties fo:margin-left="0cm" fo:margin-right="0cm" fo:margin-top="0cm" fo:margin-bottom="0cm" fo:line-height="170%" fo:text-align="start" style:justify-single-word="false" fo:orphans="2" fo:widows="2" fo:text-indent="0cm" style:auto-text-indent="false" fo:padding="0cm" fo:border="none"/>
      <style:text-properties fo:font-variant="normal" fo:text-transform="none" fo:color="#333333" style:font-name="Arial" fo:font-size="10pt" fo:letter-spacing="normal" fo:font-style="normal" fo:font-weight="normal" style:font-size-asian="10pt" style:font-size-complex="10pt"/>
    </style:style>
    <style:style style:name="P5" style:family="paragraph" style:parent-style-name="Text_20_body" style:list-style-name="L1">
      <style:paragraph-properties fo:margin-top="0cm" fo:margin-bottom="0cm" fo:line-height="170%" fo:orphans="2" fo:widows="2" fo:padding="0cm" fo:border="none"/>
      <style:text-properties fo:font-variant="normal" fo:text-transform="none" fo:color="#333333" style:font-name="Arial" fo:font-size="10pt" fo:letter-spacing="normal" fo:font-style="normal" fo:font-weight="normal" style:font-size-asian="10pt" style:font-size-complex="10pt"/>
    </style:style>
    <style:style style:name="P6" style:family="paragraph" style:parent-style-name="Text_20_body" style:list-style-name="L1">
      <style:paragraph-properties fo:line-height="170%" fo:orphans="2" fo:widows="2" fo:padding="0cm" fo:border="none"/>
      <style:text-properties fo:font-variant="normal" fo:text-transform="none" fo:color="#333333" style:font-name="Arial" fo:font-size="10pt" fo:letter-spacing="normal" fo:font-style="normal" fo:font-weight="normal" style:font-size-asian="10pt" style:font-size-complex="10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at Is Trend Analysis?</text:p>
      <text:p text:style-name="P3">Trend analysis in cybersecurity is the practice of gathering information and analyzing it to discover a trend, attack vector, or suspicious pattern in data. Although trend analysis is intended to predict future cybersecurity incidents, it may also analyze prior cybersecurity occurrences.</text:p>
      <text:p text:style-name="P3">The fastest-growing volumes of cyber-attacks emphasize the problem of guaranteeing security and consistency in a networked world. Furthermore, the COVID19 epidemic has disrupted the ove</text:p>
      <text:p text:style-name="P2">Remote Working</text:p>
      <text:p text:style-name="P4">Due to the Covid-19 pandemic, most businesses were compelled to transfer their workforces to remote working. Home offices are frequently less secure than central offices, which have more secure firewalls and security systems. Blurring the boundaries between work and personal life raises the possibility that sensitive information will fall into the wrong hands.</text:p>
      <text:p text:style-name="P1"/>
      <text:p text:style-name="P2">Ransomware Attacks</text:p>
      <text:p text:style-name="P4">Ransomware isn't a new concern; it's been around for over two decades, but it's becoming more prevalent. Ransomware is an effortless technique for attackers to make a profit. Attackers frequently demand payment in cryptocurrency that is tough to track down. In 2020, ransomware made history by being a factor in the first documented death caused by a cyber-attack. There are currently more than 120 distinct families of ransomware, and the number is expanding as you read these words.</text:p>
      <text:p text:style-name="P1"/>
      <text:p text:style-name="P2">Cloud Services</text:p>
      <text:p text:style-name="P4">Cloud services provide a variety of benefits, including scalability, efficiency, and cost savings. Nevertheless, they remain a favorite target for attackers. Cloud settings that are incorrectly configured are a significant cause of data breaches. Enterprises must prevent cloud risks since the average cost of a data breach is $3.86 million.</text:p>
      <text:p text:style-name="P4">The most pressing cloud security difficulties that enterprises face include:</text:p>
      <text:list xml:id="list5478322868638030427" text:style-name="L1">
        <text:list-item>
          <text:p text:style-name="P5">Having enough IT skills to meet the needs of cloud computing.</text:p>
        </text:list-item>
        <text:list-item>
          <text:p text:style-name="P5">Cloud migration issues.</text:p>
        </text:list-item>
        <text:list-item>
          <text:p text:style-name="P6">Dealing with more possible entry points for attackers.</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111cm" fo:margin-bottom="1.997cm" fo:margin-left="1.217cm" fo:margin-right="1.07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7M51S</meta:editing-duration>
    <meta:editing-cycles>3</meta:editing-cycles>
    <meta:generator>OpenOffice/4.1.14$Win32 OpenOffice.org_project/4114m1$Build-9811</meta:generator>
    <dc:date>2023-11-21T14:48:15.48</dc:date>
    <meta:document-statistic meta:table-count="0" meta:image-count="0" meta:object-count="0" meta:page-count="1" meta:paragraph-count="13" meta:word-count="292" meta:character-count="1946"/>
    <dc:creator>kaos sevdalisi</dc:creator>
    <meta:user-defined meta:name="Info 1"/>
    <meta:user-defined meta:name="Info 2"/>
    <meta:user-defined meta:name="Info 3"/>
    <meta:user-defined meta:name="Info 4"/>
  </office:meta>
</office:document-meta>
</file>